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2c9" officeooo:paragraph-rsid="0015a2c9"/>
    </style:style>
    <style:style style:name="P2" style:family="paragraph" style:parent-style-name="Standard">
      <style:text-properties fo:font-style="italic" officeooo:rsid="0015a2c9" officeooo:paragraph-rsid="00a9dce7" style:font-style-asian="italic" style:font-style-complex="italic"/>
    </style:style>
    <style:style style:name="P3" style:family="paragraph" style:parent-style-name="Standard">
      <style:text-properties officeooo:rsid="00ac35cd" officeooo:paragraph-rsid="00ac35cd"/>
    </style:style>
    <style:style style:name="P4" style:family="paragraph" style:parent-style-name="Standard">
      <style:text-properties officeooo:paragraph-rsid="00b19575"/>
    </style:style>
    <style:style style:name="P5" style:family="paragraph" style:parent-style-name="Standard">
      <style:text-properties style:font-name="Georgia" fo:font-style="normal" officeooo:rsid="0076a244" officeooo:paragraph-rsid="001931fc" style:font-style-asian="normal" style:font-style-complex="normal"/>
    </style:style>
    <style:style style:name="P6" style:family="paragraph" style:parent-style-name="Standard">
      <style:text-properties style:font-name="Georgia" fo:font-style="normal" officeooo:rsid="00ae24a9" officeooo:paragraph-rsid="00ac35cd" style:font-style-asian="normal" style:font-style-complex="normal"/>
    </style:style>
    <style:style style:name="P7" style:family="paragraph" style:parent-style-name="Standard">
      <style:text-properties style:font-name="Georgia" fo:font-style="normal" officeooo:rsid="00bc429f" officeooo:paragraph-rsid="00b19575" style:font-style-asian="normal" style:font-style-complex="normal"/>
    </style:style>
    <style:style style:name="P8" style:family="paragraph" style:parent-style-name="Standard">
      <style:text-properties officeooo:paragraph-rsid="00be54db"/>
    </style:style>
    <style:style style:name="P9" style:family="paragraph" style:parent-style-name="Standard">
      <style:text-properties officeooo:rsid="00c27177" officeooo:paragraph-rsid="00c27177"/>
    </style:style>
    <style:style style:name="T1" style:family="text">
      <style:text-properties style:font-name="Georgia" officeooo:rsid="0077cd36"/>
    </style:style>
    <style:style style:name="T2" style:family="text">
      <style:text-properties style:font-name="Georgia" officeooo:rsid="0078cca7"/>
    </style:style>
    <style:style style:name="T3" style:family="text">
      <style:text-properties style:font-name="Georgia" officeooo:rsid="0087d448"/>
    </style:style>
    <style:style style:name="T4" style:family="text">
      <style:text-properties style:font-name="Georgia" officeooo:rsid="0094e167"/>
    </style:style>
    <style:style style:name="T5" style:family="text">
      <style:text-properties style:font-name="Georgia" fo:font-style="italic" officeooo:rsid="00b19575" style:font-style-asian="italic" style:font-style-complex="italic"/>
    </style:style>
    <style:style style:name="T6" style:family="text">
      <style:text-properties style:font-name="Georgia" fo:font-style="italic" officeooo:rsid="00b8ebfd" style:font-style-asian="italic" style:font-style-complex="italic"/>
    </style:style>
    <style:style style:name="T7" style:family="text">
      <style:text-properties style:font-name="Georgia" fo:font-style="italic" officeooo:rsid="00bab156" style:font-style-asian="italic" style:font-style-complex="italic"/>
    </style:style>
    <style:style style:name="T8" style:family="text">
      <style:text-properties style:font-name="Georgia" fo:font-style="normal" style:font-style-asian="normal" style:font-style-complex="normal"/>
    </style:style>
    <style:style style:name="T9" style:family="text">
      <style:text-properties style:font-name="Georgia" fo:font-style="normal" officeooo:rsid="0076a244" style:font-style-asian="normal" style:font-style-complex="normal"/>
    </style:style>
    <style:style style:name="T10" style:family="text">
      <style:text-properties style:font-name="Georgia" fo:font-style="normal" officeooo:rsid="00acf808" style:font-style-asian="normal" style:font-style-complex="normal"/>
    </style:style>
    <style:style style:name="T11" style:family="text">
      <style:text-properties style:font-name="Georgia" fo:font-style="normal" officeooo:rsid="00ae24a9" style:font-style-asian="normal" style:font-style-complex="normal"/>
    </style:style>
    <style:style style:name="T12" style:family="text">
      <style:text-properties style:font-name="Georgia" fo:font-style="normal" officeooo:rsid="00b19575" style:font-style-asian="normal" style:font-style-complex="normal"/>
    </style:style>
    <style:style style:name="T13" style:family="text">
      <style:text-properties style:font-name="Georgia" fo:font-style="normal" officeooo:rsid="00b3458c" style:font-style-asian="normal" style:font-style-complex="normal"/>
    </style:style>
    <style:style style:name="T14" style:family="text">
      <style:text-properties style:font-name="Georgia" fo:font-style="normal" officeooo:rsid="00b35b8b" style:font-style-asian="normal" style:font-style-complex="normal"/>
    </style:style>
    <style:style style:name="T15" style:family="text">
      <style:text-properties style:font-name="Georgia" fo:font-style="normal" officeooo:rsid="00b4f48c" style:font-style-asian="normal" style:font-style-complex="normal"/>
    </style:style>
    <style:style style:name="T16" style:family="text">
      <style:text-properties style:font-name="Georgia" fo:font-style="normal" officeooo:rsid="00b6bf0c" style:font-style-asian="normal" style:font-style-complex="normal"/>
    </style:style>
    <style:style style:name="T17" style:family="text">
      <style:text-properties style:font-name="Georgia" fo:font-style="normal" officeooo:rsid="00b8365c" style:font-style-asian="normal" style:font-style-complex="normal"/>
    </style:style>
    <style:style style:name="T18" style:family="text">
      <style:text-properties style:font-name="Georgia" fo:font-style="normal" officeooo:rsid="00b8ebfd" style:font-style-asian="normal" style:font-style-complex="normal"/>
    </style:style>
    <style:style style:name="T19" style:family="text">
      <style:text-properties style:font-name="Georgia" fo:font-style="normal" officeooo:rsid="00bab156" style:font-style-asian="normal" style:font-style-complex="normal"/>
    </style:style>
    <style:style style:name="T20" style:family="text">
      <style:text-properties style:font-name="Georgia" fo:font-style="normal" officeooo:rsid="00bc0a00" style:font-style-asian="normal" style:font-style-complex="normal"/>
    </style:style>
    <style:style style:name="T21" style:family="text">
      <style:text-properties style:font-name="Georgia" fo:font-style="normal" officeooo:rsid="00bc429f" style:font-style-asian="normal" style:font-style-complex="normal"/>
    </style:style>
    <style:style style:name="T22" style:family="text">
      <style:text-properties style:font-name="Georgia" fo:font-style="normal" officeooo:rsid="00bf8d01" style:font-style-asian="normal" style:font-style-complex="normal"/>
    </style:style>
    <style:style style:name="T23" style:family="text">
      <style:text-properties style:font-name="Georgia" fo:font-style="normal" officeooo:rsid="00be54db" style:font-style-asian="normal" style:font-style-complex="normal"/>
    </style:style>
    <style:style style:name="T24" style:family="text">
      <style:text-properties style:font-name="Georgia" fo:font-style="normal" officeooo:rsid="00bfed36" style:font-style-asian="normal" style:font-style-complex="normal"/>
    </style:style>
    <style:style style:name="T25" style:family="text">
      <style:text-properties style:font-name="Georgia" fo:font-style="normal" officeooo:rsid="00c05085" style:font-style-asian="normal" style:font-style-complex="normal"/>
    </style:style>
    <style:style style:name="T26" style:family="text">
      <style:text-properties style:font-name="Georgia" fo:font-style="normal" officeooo:rsid="00c1b73f" style:font-style-asian="normal" style:font-style-complex="normal"/>
    </style:style>
    <style:style style:name="T27" style:family="text">
      <style:text-properties style:font-name="Georgia" fo:font-style="normal" officeooo:rsid="00c1d667" style:font-style-asian="normal" style:font-style-complex="normal"/>
    </style:style>
    <style:style style:name="T28" style:family="text">
      <style:text-properties style:font-name="Georgia" fo:font-style="normal" officeooo:rsid="00c3b716" style:font-style-asian="normal" style:font-style-complex="normal"/>
    </style:style>
    <style:style style:name="T29" style:family="text">
      <style:text-properties style:font-name="Georgia" officeooo:rsid="01949544"/>
    </style:style>
    <style:style style:name="T30" style:family="text">
      <style:text-properties style:font-name="Georgia" officeooo:rsid="00f1f5ca"/>
    </style:style>
    <style:style style:name="T31" style:family="text">
      <style:text-properties style:font-name="Georgia" officeooo:rsid="01956fc2"/>
    </style:style>
    <style:style style:name="T32" style:family="text">
      <style:text-properties style:font-name="Georgia" officeooo:rsid="01969ca3"/>
    </style:style>
    <style:style style:name="T33" style:family="text">
      <style:text-properties style:font-name="Georgia" officeooo:rsid="00f29d5e"/>
    </style:style>
    <style:style style:name="T34" style:family="text">
      <style:text-properties style:font-name="Georgia" officeooo:rsid="0196e7a9"/>
    </style:style>
    <style:style style:name="T35" style:family="text">
      <style:text-properties style:font-name="Georgia" officeooo:rsid="00f499fe"/>
    </style:style>
    <style:style style:name="T36" style:family="text">
      <style:text-properties style:font-name="Georgia" officeooo:rsid="01988a7a"/>
    </style:style>
    <style:style style:name="T37" style:family="text">
      <style:text-properties style:font-name="Georgia" officeooo:rsid="008e8152"/>
    </style:style>
    <style:style style:name="T38" style:family="text">
      <style:text-properties style:font-name="Georgia" fo:font-weight="normal" officeooo:rsid="0094e167"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the life cycle of a religion and the manifestation of Autochthons</text:p>
      <text:p text:style-name="P1"/>
      <text:p text:style-name="P2"><text:tab/>“...<text:span text:style-name="T29">T</text:span><text:span text:style-name="T1">he unconscious belief of a being uses a tiny portion of that being’s magical potential </text:span><text:span text:style-name="T2">to accomplish their will. Should this magical energy accumulate with the energy of the beliefs of others, it may form </text:span><text:span text:style-name="T30">an alveus and </text:span><text:span text:style-name="T2">a nexus. This nexus, much like the </text:span><text:span text:style-name="T31">Auhrons</text:span><text:span text:style-name="T2"> in Ad Elovii </text:span><text:span text:style-name="T3">or Amon-Sen</text:span><text:span text:style-name="T2">, does not have a </text:span><text:span text:style-name="T32">connection to Mediul or an</text:span><text:span text:style-name="T2"> associated resonance. </text:span><text:span text:style-name="T33">The</text:span><text:span text:style-name="T3"> nexus is inscribed with the ideals of the belief that created it, including the possible inscription of sentience. These personas, </text:span><text:span text:style-name="T34">called </text:span><text:span text:style-name="T38">Autochthons</text:span><text:span text:style-name="T4">, </text:span><text:span text:style-name="T3">are often created because of the belief in a deity, and thus they represent that deity. The existence of the </text:span><text:span text:style-name="T35">alveus </text:span><text:span text:style-name="T3">relies entirely on the continued belief in the deity—should belief wane, less magical energy will go towards the alveus and the </text:span><text:span text:style-name="T36">power of the Autochthon will vanish.</text:span></text:p>
      <text:p text:style-name="P2"><text:span text:style-name="T36"><text:tab/></text:span><text:span text:style-name="T37">In some cases, belief in the god-like powers of a mortal may act in a similar way, </text:span><text:span text:style-name="T4">enhancing the alveus of the mortal to deity-like levels. These mortals are classified as </text:span><text:span text:style-name="T38">Apotheids</text:span><text:span text:style-name="T4">...”</text:span></text:p>
      <text:p text:style-name="P5"/>
      <text:p text:style-name="P3"><text:span text:style-name="T9">M</text:span><text:span text:style-name="T8">ortal beings often create religions involving powerful divine beings. </text:span><text:span text:style-name="T10">In Asfal</text:span><text:span text:style-name="T11">is</text:span><text:span text:style-name="T10"> </text:span><text:span text:style-name="T11">and in the majority of planes where biology evolved with a Magical fabric, the act of believing in a religion becomes manifest.</text:span></text:p>
      <text:p text:style-name="P6"/>
      <text:p text:style-name="P4"><text:span text:style-name="T11">R</text:span><text:span text:style-name="T12">eligions, however, do not start as </text:span><text:span text:style-name="T5">real</text:span><text:span text:style-name="T12">. A group of people may begin by building religious beliefs centered on non-</text:span><text:span text:style-name="T13">m</text:span><text:span text:style-name="T12">agical things: storms, ponds, rivers, weather, cities, war, etc. </text:span><text:span text:style-name="T14">Over time, those religious beliefs might take the form of a “controller”: a divine being or spirit that is responsible for some natural </text:span><text:span text:style-name="T15">or societal</text:span><text:span text:style-name="T14"> process. </text:span><text:span text:style-name="T16">The culture may dictate that sacrifices made to this deity can return favorable conditions—in this way, the mortal culture is setting up a magical framework to </text:span><text:span text:style-name="T17">stabilize and </text:span><text:span text:style-name="T16">control their environment. </text:span><text:span text:style-name="T17">The religious framework is powered by a positive, </text:span><text:span text:style-name="T20">self-sustaining</text:span><text:span text:style-name="T17"> feedback loop: as the religion begins, the deity is not real. As the religion continues, the deity is instantiated, but it is too weak to have real effects. </text:span><text:span text:style-name="T18">As the religion matures, the deity begins to use its power to act as the religion says it should act. At this point, the sacrifices to the deity </text:span><text:span text:style-name="T6">actually do</text:span><text:span text:style-name="T18"> work to influence the deity, and thus the natural process that the deity controls. </text:span><text:span text:style-name="T19">This is also the point where a religion is most dangerous to the society that built it.</text:span><text:span text:style-name="T18"> </text:span><text:span text:style-name="T19">As the religion ages, the actions of the deity further affirm the reality of the religion</text:span><text:span text:style-name="T7"> and the necessity of worship</text:span><text:span text:style-name="T19">. If worship ceases, </text:span><text:span text:style-name="T20">the deity may grow angry or spiteful and use its power to punish those that abandoned it. </text:span><text:span text:style-name="T21">This anger or spite can come in the form of direct divine intervention or simply a decline in stability and control.</text:span></text:p>
      <text:p text:style-name="P7"/>
      <text:p text:style-name="P8"><text:span text:style-name="T21">D</text:span><text:span text:style-name="T23">eities rarely have their own complex ambitions, </text:span><text:span text:style-name="T22">and their “history” is often written after-the-fact. On the first of these points: Autochthons</text:span><text:span text:style-name="T23"> are not full consciousnesses, they only act as their worshipers say they </text:span><text:span text:style-name="T24">do. </text:span><text:span text:style-name="T25">Essentially, a deity will never create or carry out a complex plot of its own—though it may commune, encourage, or escalate the behavior of cult followers that align with its domain. </text:span><text:span text:style-name="T26">The second point follows from the first: because a deity rarely acts on its own ambitions, the myths and activities of a deity are “believed into being” after they are said to have occurred. For example, in Norse myth Loki is said to have done many things before his capture and binding, where he stays until Ragnarok. This activity is said to have occurred in the distant past, and thus take the form of information, “history”, written onto Loki’s nexus—</text:span><text:span text:style-name="T27">the Autochthon of Loki never actually performed those acts.</text:span></text:p>
      <text:p text:style-name="P8"><text:span text:style-name="T27"/></text:p>
      <text:p text:style-name="P9"><text:span text:style-name="T27">T</text:span><text:span text:style-name="T8">he maturation of a religion happens on a generational timescale—</text:span><text:span text:style-name="T28">thus the dangers of societal collapse by divine act grow on that timesca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11:48:00.148084228</meta:creation-date>
    <dc:date>2022-05-21T10:04:43.314995727</dc:date>
    <meta:editing-duration>PT19H17M4S</meta:editing-duration>
    <meta:editing-cycles>125</meta:editing-cycles>
    <meta:generator>LibreOffice/6.4.7.2$Linux_X86_64 LibreOffice_project/40$Build-2</meta:generator>
    <meta:document-statistic meta:table-count="0" meta:image-count="0" meta:object-count="0" meta:page-count="1" meta:paragraph-count="7" meta:word-count="635" meta:character-count="3757" meta:non-whitespace-character-count="3131"/>
  </office:meta>
</office:document-meta>
</file>